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9d7c0"/>
    </style:style>
    <style:style style:name="P3" style:family="paragraph" style:parent-style-name="Text_20_body" style:list-style-name="L2"/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4">
      <style:paragraph-properties fo:text-align="justify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666666" style:font-name="Open Sans" fo:font-size="9pt" fo:letter-spacing="normal" fo:font-style="normal" fo:font-weight="normal"/>
    </style:style>
    <style:style style:name="P8" style:family="paragraph" style:parent-style-name="Text_20_body" style:list-style-name="L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666666" style:font-name="Open Sans" fo:font-size="9pt" fo:letter-spacing="normal" fo:font-style="normal" fo:font-weight="normal"/>
    </style:style>
    <style:style style:name="P9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15%" fo:text-indent="0cm" style:auto-text-indent="false" style:page-number="auto" fo:background-color="transparent"/>
    </style:style>
    <style:style style:name="P11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15%" fo:text-indent="0cm" style:auto-text-indent="false" style:page-number="auto" fo:background-color="transparent"/>
    </style:style>
    <style:style style:name="T1" style:family="text">
      <style:text-properties officeooo:rsid="0019d7c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9d7c0" style:font-style-asian="normal" style:font-style-complex="normal"/>
    </style:style>
    <style:style style:name="T6" style:family="text">
      <style:text-properties fo:font-variant="normal" fo:text-transform="none" fo:color="#666666" style:font-name="Open Sans" fo:font-size="9pt" fo:letter-spacing="normal" fo:font-style="normal" fo:font-weight="normal"/>
    </style:style>
    <style:style style:name="T7" style:family="text">
      <style:text-properties fo:font-variant="normal" fo:text-transform="none" fo:color="#666666" style:font-name="Open Sans" fo:font-size="9pt" fo:letter-spacing="normal" fo:font-style="normal" fo:font-weight="bold"/>
    </style:style>
    <style:style style:name="T8" style:family="text">
      <style:text-properties fo:font-variant="normal" fo:text-transform="none" fo:color="#666666" style:font-name="Open Sans" fo:font-size="9pt" fo:letter-spacing="normal" fo:font-style="normal" fo:font-weight="bold" officeooo:rsid="0019d7c0"/>
    </style:style>
    <style:style style:name="T9" style:family="text">
      <style:text-properties fo:font-variant="normal" fo:text-transform="none" fo:color="#666666" style:font-name="Open Sans" fo:font-size="9pt" fo:letter-spacing="normal" fo:language="ru" fo:country="RU" fo:font-style="normal" fo:font-weight="bold" officeooo:rsid="0019d7c0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style="normal" style:font-style-asian="normal" style:font-style-complex="normal"/>
    </style:style>
    <style:style style:name="T12" style:family="text">
      <style:text-properties fo:language="ru" fo:country="RU" fo:font-style="normal" officeooo:rsid="0019d7c0" style:font-style-asian="normal" style:font-style-complex="normal"/>
    </style:style>
    <style:style style:name="T13" style:family="text">
      <style:text-properties fo:language="ru" fo:country="RU" officeooo:rsid="0019d7c0"/>
    </style:style>
    <style:style style:name="T14" style:family="text">
      <style:text-properties fo:language="ru" fo:country="RU" fo:font-style="italic" officeooo:rsid="0019d7c0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ving Average Envelopes (MAE)</text:p>
      <text:p text:style-name="Text_20_body"/>
      <text:p text:style-name="P4">Индикатор<text:span text:style-name="Strong_20_Emphasis"> Конверты скользящих средних </text:span>– это использование при анализе две или больше средних. Такие соединения <text:s/>они образуют конверты скользящих средних, новый инструмент для определения движений цен. При этом чем точнее Вы сможете угадать цикл колебаний курса. Если же Вы построите индикатор с существенным сдвигом от правильного курса, данные нельзя будет использовать при анализе. Поэтому важно использовать подходящие соединения скользящих средних.</text:p>
      <text:h text:style-name="Heading_20_3" text:outline-level="3"><text:span text:style-name="Strong_20_Emphasis">Moving Average Envelopes (MAE)</text:span><text:span text:style-name="Strong_20_Emphasis"><text:span text:style-name="T10">: формулы</text:span></text:span></text:h>
      <text:p text:style-name="Text_20_body">Конверты скользящих средних обычно состоят из трех полос:</text:p>
      <text:p text:style-name="Text_20_body"><text:span text:style-name="Strong_20_Emphasis"><text:span text:style-name="T2">Верхняя полоса:</text:span></text:span></text:p>
      <text:p text:style-name="P6">Moving Average Upper Band = Moving Average +(K/100) x Moving Average</text:p>
      <text:p text:style-name="P10"><text:span text:style-name="Emphasis"><text:span text:style-name="T12">г</text:span></text:span><text:span text:style-name="Emphasis"><text:span text:style-name="T4">де К — процент от цены, на который скользящая смещается вверх</text:span></text:span></text:p>
      <text:p text:style-name="Text_20_body"><text:span text:style-name="Strong_20_Emphasis"><text:span text:style-name="T2">Нижняя полоса:</text:span></text:span></text:p>
      <text:p text:style-name="P6">Moving Average Lower Band = Moving Average — (N/100) x Moving Average</text:p>
      <text:p text:style-name="P10"><text:span text:style-name="Emphasis"><text:span text:style-name="Emphasis"><text:span text:style-name="T12">г</text:span></text:span></text:span><text:span text:style-name="Emphasis"><text:span text:style-name="T4">де N — процент, на который скользящая средняя смещается вниз.</text:span></text:span></text:p>
      <text:p text:style-name="Text_20_body"/>
      <text:h text:style-name="Heading_20_3" text:outline-level="3">Применение конвертов скользящих средних</text:h>
      <text:p text:style-name="Text_20_body"><text:span text:style-name="Strong_20_Emphasis"><text:span text:style-name="T2">Общие правила использования комбинаций скользящих средних:</text:span></text:span></text:p>
      <text:list xml:id="list3766199082" text:style-name="L2">
        <text:list-item>
          <text:p text:style-name="P3">Найдите точки пересечения скользящих средних</text:p>
        </text:list-item>
        <text:list-item>
          <text:p text:style-name="P3">Найдите точки самого большого расхождения средних</text:p>
        </text:list-item>
        <text:list-item>
          <text:p text:style-name="P3">Учитывайте общее направление движения скользящих средних.</text:p>
        </text:list-item>
      </text:list>
      <text:p text:style-name="Text_20_body"><text:span text:style-name="Strong_20_Emphasis"/></text:p>
      <text:p text:style-name="Text_20_body"><text:span text:style-name="Strong_20_Emphasis">Методы применения конвертов:</text:span></text:p>
      <text:list xml:id="list3139772125" text:style-name="L4">
        <text:list-item>
          <text:p text:style-name="P5">Сначала подберите коэффициент смещения. После этого можно использовать верхнюю скользящую среднюю как линию сопротивления, а нижнюю – как линию поддержки. Таким образом, некоторые трейдеры начинают продавать у верхней линии и покупать у нижней. Но при этом важно учитывать новости рынков, которые могут повлиять на пробой линии тренда.</text:p>
        </text:list-item>
        <text:list-item>
          <text:p text:style-name="P5">Пробой можно использовать для определения развития движения. При этом покупка будет осуществляться, когда цена пересекает скользящую среднюю вверх, а после этого также верхнюю полосу конверта. Обратная ситуация (пересечение скользящей вниз и нижней полосы конверта) сигнализирует о продаже. Так удается избежать многих ложных сигналов. Нужно учитывать, что при настоящем тренде на рынке, трейдер должен быть особенно внимательным, так как сигнал будет поступать позже .</text:p>
        </text:list-item>
        <text:list-item>
          <text:p text:style-name="P5"><text:soft-page-break/>Трейдеры могут использовать фильтры. Это могут быть временный фильтры (пауза на 1-3 дня) или фильтры-индикаторы (в том числе конверты).</text:p>
        </text:list-item>
        <text:list-item>
          <text:p text:style-name="P5">Существует также метод тройного пересечения, в котором используются четырех, девяти и восемнадцатидневные скользящие средние (на валютном рынке). Впервые е предложил Р. Аллен в 1972 году. При восходящем тренде выше будет располагаться самое короткое среднее – четырехдневное, ниже – самое длинное восемнадцатидневное. При нисходящем тренде – наоборот. В случае использования этого метода сигналом изменения тренда является последовательное пересечение между собой всех трёх скользящих средних.</text:p>
        </text:list-item>
      </text:list>
      <text:p text:style-name="Text_20_body"><text:span text:style-name="T3">Рекомендуется:</text:span></text:p>
      <text:list xml:id="list2054129829" text:style-name="L1">
        <text:list-item>
          <text:p text:style-name="P2"><text:span text:style-name="Emphasis">1-дневный график цен </text:span>— 8-13; 8-21; 1-55; 1-89;</text:p>
        </text:list-item>
        <text:list-item>
          <text:p text:style-name="P2"><text:span text:style-name="Emphasis">1-часовой график цен </text:span>— 1-34; 34-55; 1-144; 8-89;<text:line-break/><text:span text:style-name="Strong_20_Emphasis">Не рекомендуется использовать</text:span><text:span text:style-name="Emphasis"> </text:span>— 55-89.</text:p>
        </text:list-item>
        <text:list-item>
          <text:p text:style-name="P1"><text:span text:style-name="Emphasis">менее чем 15-минутный график цен </text:span>— 34-144; 1-144; 1-55.</text:p>
        </text:list-item>
      </text:list>
      <text:p text:style-name="Text_20_body"/>
      <text:p text:style-name="P4">При использовании других индикаторов может наблюдаться большое количество ложных сигналов.</text:p>
      <text:p text:style-name="P4">Основная дилемма остается даже в случае использования конвертов – <text:span text:style-name="Strong_20_Emphasis">оптимальный баланс между ложными сигналами и заторможенностью индикатора</text:span>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974cm" fo:margin-bottom="1.05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09:54:38.406000000</meta:creation-date>
    <dc:date>2020-02-16T10:02:48.907000000</dc:date>
    <meta:editing-duration>PT8M11S</meta:editing-duration>
    <meta:editing-cycles>1</meta:editing-cycles>
    <meta:document-statistic meta:table-count="0" meta:image-count="0" meta:object-count="0" meta:page-count="2" meta:paragraph-count="26" meta:word-count="402" meta:character-count="3020" meta:non-whitespace-character-count="2640"/>
    <meta:generator>LibreOffice/6.1.3.2$Windows_X86_64 LibreOffice_project/86daf60bf00efa86ad547e59e09d6bb77c699acb</meta:generator>
  </office:meta>
</office:document-meta>
</file>